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ingRule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Routing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utingRule.set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ingRule.RoutingRule( Predicate predicate ,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